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1.9335in"/>
    </style:style>
    <style:style style:name="co3" style:family="table-column">
      <style:table-column-properties fo:break-before="auto" style:column-width="2.0626in"/>
    </style:style>
    <style:style style:name="co4" style:family="table-column">
      <style:table-column-properties fo:break-before="auto" style:column-width="1.4508in"/>
    </style:style>
    <style:style style:name="co5" style:family="table-column">
      <style:table-column-properties fo:break-before="auto" style:column-width="1.3654in"/>
    </style:style>
    <style:style style:name="co6" style:family="table-column">
      <style:table-column-properties fo:break-before="auto" style:column-width="1.6437in"/>
    </style:style>
    <style:style style:name="co7" style:family="table-column">
      <style:table-column-properties fo:break-before="auto" style:column-width="1.418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f_phishing_majority" table:style-name="ta1">
        <table:shapes>
          <draw:frame draw:z-index="0" draw:style-name="gr1" draw:text-style-name="P1" svg:width="6.2988in" svg:height="3.5429in" svg:x="8.4295in" svg:y="0.0394in">
            <draw:object draw:notify-on-update-of-ranges="lof_phishing_majority.A2:lof_phishing_majority.A100 lof_phishing_majority.F1:lof_phishing_majority.F1 lof_phishing_majority.F2:lof_phishing_majority.F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8.4323in" svg:y="3.7937in">
            <draw:object draw:notify-on-update-of-ranges="lof_phishing_majority.A2:lof_phishing_majority.A100 lof_phishing_majority.G1:lof_phishing_majority.G1 lof_phishing_majority.G2:lof_phishing_majority.G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8.4512in" svg:y="7.5787in">
            <draw:object draw:notify-on-update-of-ranges="lof_phishing_majority.A2:lof_phishing_majority.A100 lof_phishing_majority.F2:lof_phishing_majority.F100 lof_phishing_majority.G2:lof_phishing_majority.G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neighbors</text:p>
          </table:table-cell>
          <table:table-cell office:value-type="string" calcext:value-type="string">
            <text:p>phishing nonoutliers detected</text:p>
          </table:table-cell>
          <table:table-cell office:value-type="string" calcext:value-type="string">
            <text:p>phishing nonoutliers mislabeled</text:p>
          </table:table-cell>
          <table:table-cell office:value-type="string" calcext:value-type="string">
            <text:p>legit outliers detected</text:p>
          </table:table-cell>
          <table:table-cell office:value-type="string" calcext:value-type="string">
            <text:p>legit outliers missed</text:p>
          </table:table-cell>
          <table:table-cell office:value-type="string" calcext:value-type="string">
            <text:p>nonoutlier detection ratio</text:p>
          </table:table-cell>
          <table:table-cell office:value-type="string" calcext:value-type="string">
            <text:p>outlier detection rat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5" calcext:value-type="float">
            <text:p>675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percentage" office:value="0.780346820809249" calcext:value-type="percentage">
            <text:p>78.03%</text:p>
          </table:table-cell>
          <table:table-cell office:value-type="percentage" office:value="0.48" calcext:value-type="percentage">
            <text:p>48.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1" calcext:value-type="float">
            <text:p>701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percentage" office:value="0.810404624277457" calcext:value-type="percentage">
            <text:p>81.04%</text:p>
          </table:table-cell>
          <table:table-cell office:value-type="percentage" office:value="0.56" calcext:value-type="percentage">
            <text:p>56.0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6" calcext:value-type="float">
            <text:p>726</text:p>
          </table:table-cell>
          <table:table-cell office:value-type="float" office:value="139" calcext:value-type="float">
            <text:p>139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percentage" office:value="0.839306358381503" calcext:value-type="percentage">
            <text:p>83.93%</text:p>
          </table:table-cell>
          <table:table-cell office:value-type="percentage" office:value="0.64" calcext:value-type="percentage">
            <text:p>64.0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6" calcext:value-type="float">
            <text:p>726</text:p>
          </table:table-cell>
          <table:table-cell office:value-type="float" office:value="139" calcext:value-type="float">
            <text:p>139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percentage" office:value="0.839306358381503" calcext:value-type="percentage">
            <text:p>83.93%</text:p>
          </table:table-cell>
          <table:table-cell office:value-type="percentage" office:value="0.64" calcext:value-type="percentage">
            <text:p>64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3" calcext:value-type="float">
            <text:p>763</text:p>
          </table:table-cell>
          <table:table-cell office:value-type="float" office:value="102" calcext:value-type="float">
            <text:p>102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percentage" office:value="0.882080924855491" calcext:value-type="percentage">
            <text:p>88.21%</text:p>
          </table:table-cell>
          <table:table-cell office:value-type="percentage" office:value="0.66" calcext:value-type="percentage">
            <text:p>66.00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6" calcext:value-type="float">
            <text:p>786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percentage" office:value="0.908670520231214" calcext:value-type="percentage">
            <text:p>90.87%</text:p>
          </table:table-cell>
          <table:table-cell office:value-type="percentage" office:value="0.7" calcext:value-type="percentage">
            <text:p>70.00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6" calcext:value-type="float">
            <text:p>806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percentage" office:value="0.931791907514451" calcext:value-type="percentage">
            <text:p>93.18%</text:p>
          </table:table-cell>
          <table:table-cell office:value-type="percentage" office:value="0.76" calcext:value-type="percentage">
            <text:p>76.00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16" calcext:value-type="float">
            <text:p>816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percentage" office:value="0.943352601156069" calcext:value-type="percentage">
            <text:p>94.34%</text:p>
          </table:table-cell>
          <table:table-cell office:value-type="percentage" office:value="0.74" calcext:value-type="percentage">
            <text:p>74.00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0" calcext:value-type="float">
            <text:p>820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percentage" office:value="0.947976878612717" calcext:value-type="percentage">
            <text:p>94.80%</text:p>
          </table:table-cell>
          <table:table-cell office:value-type="percentage" office:value="0.76" calcext:value-type="percentage">
            <text:p>76.00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19" calcext:value-type="float">
            <text:p>819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percentage" office:value="0.946820809248555" calcext:value-type="percentage">
            <text:p>94.68%</text:p>
          </table:table-cell>
          <table:table-cell office:value-type="percentage" office:value="0.76" calcext:value-type="percentage">
            <text:p>76.00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20" calcext:value-type="float">
            <text:p>820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percentage" office:value="0.947976878612717" calcext:value-type="percentage">
            <text:p>94.80%</text:p>
          </table:table-cell>
          <table:table-cell office:value-type="percentage" office:value="0.82" calcext:value-type="percentage">
            <text:p>82.00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12" calcext:value-type="float">
            <text:p>812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percentage" office:value="0.938728323699422" calcext:value-type="percentage">
            <text:p>93.87%</text:p>
          </table:table-cell>
          <table:table-cell office:value-type="percentage" office:value="0.86" calcext:value-type="percentage">
            <text:p>86.00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12" calcext:value-type="float">
            <text:p>812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percentage" office:value="0.938728323699422" calcext:value-type="percentage">
            <text:p>93.87%</text:p>
          </table:table-cell>
          <table:table-cell office:value-type="percentage" office:value="0.86" calcext:value-type="percentage">
            <text:p>86.00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10" calcext:value-type="float">
            <text:p>810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percentage" office:value="0.936416184971098" calcext:value-type="percentage">
            <text:p>93.64%</text:p>
          </table:table-cell>
          <table:table-cell office:value-type="percentage" office:value="0.86" calcext:value-type="percentage">
            <text:p>86.00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10" calcext:value-type="float">
            <text:p>810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percentage" office:value="0.936416184971098" calcext:value-type="percentage">
            <text:p>93.64%</text:p>
          </table:table-cell>
          <table:table-cell office:value-type="percentage" office:value="0.88" calcext:value-type="percentage">
            <text:p>88.00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12" calcext:value-type="float">
            <text:p>812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percentage" office:value="0.938728323699422" calcext:value-type="percentage">
            <text:p>93.87%</text:p>
          </table:table-cell>
          <table:table-cell office:value-type="percentage" office:value="0.88" calcext:value-type="percentage">
            <text:p>88.00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11" calcext:value-type="float">
            <text:p>811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percentage" office:value="0.93757225433526" calcext:value-type="percentage">
            <text:p>93.76%</text:p>
          </table:table-cell>
          <table:table-cell office:value-type="percentage" office:value="0.86" calcext:value-type="percentage">
            <text:p>86.00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07" calcext:value-type="float">
            <text:p>807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percentage" office:value="0.932947976878613" calcext:value-type="percentage">
            <text:p>93.29%</text:p>
          </table:table-cell>
          <table:table-cell office:value-type="percentage" office:value="0.88" calcext:value-type="percentage">
            <text:p>88.00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11" calcext:value-type="float">
            <text:p>811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percentage" office:value="0.93757225433526" calcext:value-type="percentage">
            <text:p>93.76%</text:p>
          </table:table-cell>
          <table:table-cell office:value-type="percentage" office:value="0.88" calcext:value-type="percentage">
            <text:p>88.00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10" calcext:value-type="float">
            <text:p>810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percentage" office:value="0.936416184971098" calcext:value-type="percentage">
            <text:p>93.64%</text:p>
          </table:table-cell>
          <table:table-cell office:value-type="percentage" office:value="0.88" calcext:value-type="percentage">
            <text:p>88.00%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09" calcext:value-type="float">
            <text:p>809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percentage" office:value="0.935260115606936" calcext:value-type="percentage">
            <text:p>93.53%</text:p>
          </table:table-cell>
          <table:table-cell office:value-type="percentage" office:value="0.88" calcext:value-type="percentage">
            <text:p>88.00%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19" calcext:value-type="float">
            <text:p>819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percentage" office:value="0.946820809248555" calcext:value-type="percentage">
            <text:p>94.68%</text:p>
          </table:table-cell>
          <table:table-cell office:value-type="percentage" office:value="0.88" calcext:value-type="percentage">
            <text:p>88.00%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19" calcext:value-type="float">
            <text:p>819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percentage" office:value="0.946820809248555" calcext:value-type="percentage">
            <text:p>94.68%</text:p>
          </table:table-cell>
          <table:table-cell office:value-type="percentage" office:value="0.88" calcext:value-type="percentage">
            <text:p>88.00%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19" calcext:value-type="float">
            <text:p>819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percentage" office:value="0.946820809248555" calcext:value-type="percentage">
            <text:p>94.68%</text:p>
          </table:table-cell>
          <table:table-cell office:value-type="percentage" office:value="0.88" calcext:value-type="percentage">
            <text:p>88.00%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19" calcext:value-type="float">
            <text:p>819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percentage" office:value="0.946820809248555" calcext:value-type="percentage">
            <text:p>94.68%</text:p>
          </table:table-cell>
          <table:table-cell office:value-type="percentage" office:value="0.88" calcext:value-type="percentage">
            <text:p>88.00%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19" calcext:value-type="float">
            <text:p>819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percentage" office:value="0.946820809248555" calcext:value-type="percentage">
            <text:p>94.68%</text:p>
          </table:table-cell>
          <table:table-cell office:value-type="percentage" office:value="0.86" calcext:value-type="percentage">
            <text:p>86.00%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20" calcext:value-type="float">
            <text:p>820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percentage" office:value="0.947976878612717" calcext:value-type="percentage">
            <text:p>94.80%</text:p>
          </table:table-cell>
          <table:table-cell office:value-type="percentage" office:value="0.86" calcext:value-type="percentage">
            <text:p>86.00%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20" calcext:value-type="float">
            <text:p>820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percentage" office:value="0.947976878612717" calcext:value-type="percentage">
            <text:p>94.80%</text:p>
          </table:table-cell>
          <table:table-cell office:value-type="percentage" office:value="0.86" calcext:value-type="percentage">
            <text:p>86.00%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20" calcext:value-type="float">
            <text:p>820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percentage" office:value="0.947976878612717" calcext:value-type="percentage">
            <text:p>94.80%</text:p>
          </table:table-cell>
          <table:table-cell office:value-type="percentage" office:value="0.86" calcext:value-type="percentage">
            <text:p>86.00%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20" calcext:value-type="float">
            <text:p>820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percentage" office:value="0.947976878612717" calcext:value-type="percentage">
            <text:p>94.80%</text:p>
          </table:table-cell>
          <table:table-cell office:value-type="percentage" office:value="0.86" calcext:value-type="percentage">
            <text:p>86.00%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21" calcext:value-type="float">
            <text:p>821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percentage" office:value="0.949132947976879" calcext:value-type="percentage">
            <text:p>94.91%</text:p>
          </table:table-cell>
          <table:table-cell office:value-type="percentage" office:value="0.86" calcext:value-type="percentage">
            <text:p>86.00%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21" calcext:value-type="float">
            <text:p>821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percentage" office:value="0.949132947976879" calcext:value-type="percentage">
            <text:p>94.91%</text:p>
          </table:table-cell>
          <table:table-cell office:value-type="percentage" office:value="0.86" calcext:value-type="percentage">
            <text:p>86.00%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19" calcext:value-type="float">
            <text:p>819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percentage" office:value="0.946820809248555" calcext:value-type="percentage">
            <text:p>94.68%</text:p>
          </table:table-cell>
          <table:table-cell office:value-type="percentage" office:value="0.86" calcext:value-type="percentage">
            <text:p>86.00%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20" calcext:value-type="float">
            <text:p>820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percentage" office:value="0.947976878612717" calcext:value-type="percentage">
            <text:p>94.80%</text:p>
          </table:table-cell>
          <table:table-cell office:value-type="percentage" office:value="0.86" calcext:value-type="percentage">
            <text:p>86.00%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18" calcext:value-type="float">
            <text:p>818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percentage" office:value="0.945664739884393" calcext:value-type="percentage">
            <text:p>94.57%</text:p>
          </table:table-cell>
          <table:table-cell office:value-type="percentage" office:value="0.86" calcext:value-type="percentage">
            <text:p>86.00%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20" calcext:value-type="float">
            <text:p>820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percentage" office:value="0.947976878612717" calcext:value-type="percentage">
            <text:p>94.80%</text:p>
          </table:table-cell>
          <table:table-cell office:value-type="percentage" office:value="0.86" calcext:value-type="percentage">
            <text:p>86.00%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9" calcext:value-type="float">
            <text:p>819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percentage" office:value="0.946820809248555" calcext:value-type="percentage">
            <text:p>94.68%</text:p>
          </table:table-cell>
          <table:table-cell office:value-type="percentage" office:value="0.86" calcext:value-type="percentage">
            <text:p>86.00%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20" calcext:value-type="float">
            <text:p>820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percentage" office:value="0.947976878612717" calcext:value-type="percentage">
            <text:p>94.80%</text:p>
          </table:table-cell>
          <table:table-cell office:value-type="percentage" office:value="0.86" calcext:value-type="percentage">
            <text:p>86.00%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19" calcext:value-type="float">
            <text:p>819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percentage" office:value="0.946820809248555" calcext:value-type="percentage">
            <text:p>94.68%</text:p>
          </table:table-cell>
          <table:table-cell office:value-type="percentage" office:value="0.84" calcext:value-type="percentage">
            <text:p>84.00%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19" calcext:value-type="float">
            <text:p>819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percentage" office:value="0.946820809248555" calcext:value-type="percentage">
            <text:p>94.68%</text:p>
          </table:table-cell>
          <table:table-cell office:value-type="percentage" office:value="0.84" calcext:value-type="percentage">
            <text:p>84.00%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20" calcext:value-type="float">
            <text:p>82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percentage" office:value="0.947976878612717" calcext:value-type="percentage">
            <text:p>94.80%</text:p>
          </table:table-cell>
          <table:table-cell office:value-type="percentage" office:value="0.84" calcext:value-type="percentage">
            <text:p>84.00%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20" calcext:value-type="float">
            <text:p>82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percentage" office:value="0.947976878612717" calcext:value-type="percentage">
            <text:p>94.80%</text:p>
          </table:table-cell>
          <table:table-cell office:value-type="percentage" office:value="0.84" calcext:value-type="percentage">
            <text:p>84.00%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20" calcext:value-type="float">
            <text:p>82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percentage" office:value="0.947976878612717" calcext:value-type="percentage">
            <text:p>94.80%</text:p>
          </table:table-cell>
          <table:table-cell office:value-type="percentage" office:value="0.84" calcext:value-type="percentage">
            <text:p>84.00%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21" calcext:value-type="float">
            <text:p>82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percentage" office:value="0.949132947976879" calcext:value-type="percentage">
            <text:p>94.91%</text:p>
          </table:table-cell>
          <table:table-cell office:value-type="percentage" office:value="0.84" calcext:value-type="percentage">
            <text:p>84.00%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21" calcext:value-type="float">
            <text:p>82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percentage" office:value="0.949132947976879" calcext:value-type="percentage">
            <text:p>94.91%</text:p>
          </table:table-cell>
          <table:table-cell office:value-type="percentage" office:value="0.84" calcext:value-type="percentage">
            <text:p>84.00%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20" calcext:value-type="float">
            <text:p>820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percentage" office:value="0.947976878612717" calcext:value-type="percentage">
            <text:p>94.80%</text:p>
          </table:table-cell>
          <table:table-cell office:value-type="percentage" office:value="0.82" calcext:value-type="percentage">
            <text:p>82.00%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21" calcext:value-type="float">
            <text:p>821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percentage" office:value="0.949132947976879" calcext:value-type="percentage">
            <text:p>94.91%</text:p>
          </table:table-cell>
          <table:table-cell office:value-type="percentage" office:value="0.82" calcext:value-type="percentage">
            <text:p>82.00%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21" calcext:value-type="float">
            <text:p>821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percentage" office:value="0.949132947976879" calcext:value-type="percentage">
            <text:p>94.91%</text:p>
          </table:table-cell>
          <table:table-cell office:value-type="percentage" office:value="0.82" calcext:value-type="percentage">
            <text:p>82.00%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22" calcext:value-type="float">
            <text:p>822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percentage" office:value="0.95028901734104" calcext:value-type="percentage">
            <text:p>95.03%</text:p>
          </table:table-cell>
          <table:table-cell office:value-type="percentage" office:value="0.82" calcext:value-type="percentage">
            <text:p>82.00%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23" calcext:value-type="float">
            <text:p>82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percentage" office:value="0.951445086705202" calcext:value-type="percentage">
            <text:p>95.14%</text:p>
          </table:table-cell>
          <table:table-cell office:value-type="percentage" office:value="0.82" calcext:value-type="percentage">
            <text:p>82.00%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22" calcext:value-type="float">
            <text:p>822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percentage" office:value="0.95028901734104" calcext:value-type="percentage">
            <text:p>95.03%</text:p>
          </table:table-cell>
          <table:table-cell office:value-type="percentage" office:value="0.82" calcext:value-type="percentage">
            <text:p>82.00%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23" calcext:value-type="float">
            <text:p>82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percentage" office:value="0.951445086705202" calcext:value-type="percentage">
            <text:p>95.14%</text:p>
          </table:table-cell>
          <table:table-cell office:value-type="percentage" office:value="0.82" calcext:value-type="percentage">
            <text:p>82.00%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22" calcext:value-type="float">
            <text:p>822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percentage" office:value="0.95028901734104" calcext:value-type="percentage">
            <text:p>95.03%</text:p>
          </table:table-cell>
          <table:table-cell office:value-type="percentage" office:value="0.82" calcext:value-type="percentage">
            <text:p>82.00%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22" calcext:value-type="float">
            <text:p>822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percentage" office:value="0.95028901734104" calcext:value-type="percentage">
            <text:p>95.03%</text:p>
          </table:table-cell>
          <table:table-cell office:value-type="percentage" office:value="0.82" calcext:value-type="percentage">
            <text:p>82.00%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21" calcext:value-type="float">
            <text:p>821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percentage" office:value="0.949132947976879" calcext:value-type="percentage">
            <text:p>94.91%</text:p>
          </table:table-cell>
          <table:table-cell office:value-type="percentage" office:value="0.82" calcext:value-type="percentage">
            <text:p>82.00%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23" calcext:value-type="float">
            <text:p>82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percentage" office:value="0.951445086705202" calcext:value-type="percentage">
            <text:p>95.14%</text:p>
          </table:table-cell>
          <table:table-cell office:value-type="percentage" office:value="0.82" calcext:value-type="percentage">
            <text:p>82.00%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24" calcext:value-type="float">
            <text:p>824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percentage" office:value="0.952601156069364" calcext:value-type="percentage">
            <text:p>95.26%</text:p>
          </table:table-cell>
          <table:table-cell office:value-type="percentage" office:value="0.82" calcext:value-type="percentage">
            <text:p>82.00%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24" calcext:value-type="float">
            <text:p>824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percentage" office:value="0.952601156069364" calcext:value-type="percentage">
            <text:p>95.26%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24" calcext:value-type="float">
            <text:p>824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percentage" office:value="0.952601156069364" calcext:value-type="percentage">
            <text:p>95.26%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25" calcext:value-type="float">
            <text:p>8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percentage" office:value="0.953757225433526" calcext:value-type="percentage">
            <text:p>95.38%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24" calcext:value-type="float">
            <text:p>824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percentage" office:value="0.952601156069364" calcext:value-type="percentage">
            <text:p>95.26%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29" calcext:value-type="float">
            <text:p>829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percentage" office:value="0.958381502890173" calcext:value-type="percentage">
            <text:p>95.84%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29" calcext:value-type="float">
            <text:p>829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percentage" office:value="0.958381502890173" calcext:value-type="percentage">
            <text:p>95.84%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31" calcext:value-type="float">
            <text:p>831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percentage" office:value="0.960693641618497" calcext:value-type="percentage">
            <text:p>96.07%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33" calcext:value-type="float">
            <text:p>833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percentage" office:value="0.963005780346821" calcext:value-type="percentage">
            <text:p>96.30%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33" calcext:value-type="float">
            <text:p>833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percentage" office:value="0.963005780346821" calcext:value-type="percentage">
            <text:p>96.30%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33" calcext:value-type="float">
            <text:p>833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percentage" office:value="0.963005780346821" calcext:value-type="percentage">
            <text:p>96.30%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32" calcext:value-type="float">
            <text:p>832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percentage" office:value="0.961849710982659" calcext:value-type="percentage">
            <text:p>96.18%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32" calcext:value-type="float">
            <text:p>832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percentage" office:value="0.961849710982659" calcext:value-type="percentage">
            <text:p>96.18%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32" calcext:value-type="float">
            <text:p>832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percentage" office:value="0.961849710982659" calcext:value-type="percentage">
            <text:p>96.18%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32" calcext:value-type="float">
            <text:p>832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percentage" office:value="0.961849710982659" calcext:value-type="percentage">
            <text:p>96.18%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31" calcext:value-type="float">
            <text:p>831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percentage" office:value="0.960693641618497" calcext:value-type="percentage">
            <text:p>96.07%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32" calcext:value-type="float">
            <text:p>832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percentage" office:value="0.961849710982659" calcext:value-type="percentage">
            <text:p>96.18%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33" calcext:value-type="float">
            <text:p>833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percentage" office:value="0.963005780346821" calcext:value-type="percentage">
            <text:p>96.30%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33" calcext:value-type="float">
            <text:p>833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percentage" office:value="0.963005780346821" calcext:value-type="percentage">
            <text:p>96.30%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33" calcext:value-type="float">
            <text:p>833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percentage" office:value="0.963005780346821" calcext:value-type="percentage">
            <text:p>96.30%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34" calcext:value-type="float">
            <text:p>834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percentage" office:value="0.964161849710983" calcext:value-type="percentage">
            <text:p>96.42%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33" calcext:value-type="float">
            <text:p>833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percentage" office:value="0.963005780346821" calcext:value-type="percentage">
            <text:p>96.30%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33" calcext:value-type="float">
            <text:p>833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percentage" office:value="0.963005780346821" calcext:value-type="percentage">
            <text:p>96.30%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33" calcext:value-type="float">
            <text:p>833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percentage" office:value="0.963005780346821" calcext:value-type="percentage">
            <text:p>96.30%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33" calcext:value-type="float">
            <text:p>833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percentage" office:value="0.963005780346821" calcext:value-type="percentage">
            <text:p>96.30%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33" calcext:value-type="float">
            <text:p>833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percentage" office:value="0.963005780346821" calcext:value-type="percentage">
            <text:p>96.30%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33" calcext:value-type="float">
            <text:p>833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percentage" office:value="0.963005780346821" calcext:value-type="percentage">
            <text:p>96.30%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33" calcext:value-type="float">
            <text:p>833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percentage" office:value="0.963005780346821" calcext:value-type="percentage">
            <text:p>96.30%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33" calcext:value-type="float">
            <text:p>833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percentage" office:value="0.963005780346821" calcext:value-type="percentage">
            <text:p>96.30%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33" calcext:value-type="float">
            <text:p>833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percentage" office:value="0.963005780346821" calcext:value-type="percentage">
            <text:p>96.30%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33" calcext:value-type="float">
            <text:p>833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percentage" office:value="0.963005780346821" calcext:value-type="percentage">
            <text:p>96.30%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33" calcext:value-type="float">
            <text:p>833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percentage" office:value="0.963005780346821" calcext:value-type="percentage">
            <text:p>96.30%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33" calcext:value-type="float">
            <text:p>833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percentage" office:value="0.963005780346821" calcext:value-type="percentage">
            <text:p>96.30%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33" calcext:value-type="float">
            <text:p>833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percentage" office:value="0.963005780346821" calcext:value-type="percentage">
            <text:p>96.30%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33" calcext:value-type="float">
            <text:p>833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percentage" office:value="0.963005780346821" calcext:value-type="percentage">
            <text:p>96.30%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33" calcext:value-type="float">
            <text:p>833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percentage" office:value="0.963005780346821" calcext:value-type="percentage">
            <text:p>96.30%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33" calcext:value-type="float">
            <text:p>833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percentage" office:value="0.963005780346821" calcext:value-type="percentage">
            <text:p>96.30%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34" calcext:value-type="float">
            <text:p>834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percentage" office:value="0.964161849710983" calcext:value-type="percentage">
            <text:p>96.42%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34" calcext:value-type="float">
            <text:p>834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percentage" office:value="0.964161849710983" calcext:value-type="percentage">
            <text:p>96.42%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33" calcext:value-type="float">
            <text:p>833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percentage" office:value="0.963005780346821" calcext:value-type="percentage">
            <text:p>96.30%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33" calcext:value-type="float">
            <text:p>833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percentage" office:value="0.963005780346821" calcext:value-type="percentage">
            <text:p>96.30%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34" calcext:value-type="float">
            <text:p>834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percentage" office:value="0.964161849710983" calcext:value-type="percentage">
            <text:p>96.42%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34" calcext:value-type="float">
            <text:p>834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percentage" office:value="0.964161849710983" calcext:value-type="percentage">
            <text:p>96.42%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 table:number-rows-repeated="104847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09T15:03:28.145301090</dc:date>
    <meta:editing-duration>PT11M1S</meta:editing-duration>
    <meta:editing-cycles>2</meta:editing-cycles>
    <meta:generator>LibreOffice/25.8.1.1$Linux_X86_64 LibreOffice_project/580$Build-1</meta:generator>
    <meta:document-statistic meta:table-count="1" meta:cell-count="700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bar" chart:style-name="ch1">
        <chart:title svg:x="3.08cm" svg:y="0.316cm" chart:style-name="ch2">
          <text:p>LOF Non-Outlier Detection For Phishing Majority</text:p>
        </chart:title>
        <chart:plot-area chart:style-name="ch3" svg:x="1.331cm" svg:y="1.275cm" svg:width="14.349cm" svg:height="6.564cm">
          <chart:coordinate-region svg:x="2.94cm" svg:y="1.474cm" svg:width="12.74cm" svg:height="5.563cm"/>
          <chart:axis chart:dimension="x" chart:name="primary-x" chart:style-name="ch4" chartooo:axis-type="auto">
            <chartooo:date-scale/>
            <chart:title svg:x="7.724cm" svg:y="8.019cm" chart:style-name="ch2">
              <text:p><text:span text:style-name="T1">Neighbors</text:span></text:p>
            </chart:title>
            <chart:categories table:cell-range-address="lof_phishing_majority.A2:lof_phishing_majority.A100"/>
          </chart:axis>
          <chart:axis chart:dimension="y" chart:name="primary-y" chart:style-name="ch5">
            <chart:title svg:x="0.451cm" svg:y="7.641cm" chart:style-name="ch6">
              <text:p><text:span text:style-name="T1">Percent of Non-Outliers Correctly Identified</text:span></text:p>
            </chart:title>
            <chart:grid chart:style-name="ch7" chart:class="major"/>
          </chart:axis>
          <chart:series chart:style-name="ch8" chart:values-cell-range-address="lof_phishing_majority.F2:lof_phishing_majority.F100" chart:label-cell-address="lof_phishing_majority.F1:lof_phishing_majority.F1" chart:class="chart:bar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outlier detection ratio</text:p>
                <draw:g>
                  <svg:desc>lof_phishing_majority.F1:lof_phishing_majority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of_phishing_majority.A2:lof_phishing_majority.A100</svg:desc>
                </draw:g>
              </table:table-cell>
              <table:table-cell office:value-type="float" office:value="0.780346820809249">
                <text:p>0.780346820809249</text:p>
                <draw:g>
                  <svg:desc>lof_phishing_majority.F2:lof_phishing_majority.F10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810404624277457">
                <text:p>0.81040462427745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839306358381503">
                <text:p>0.83930635838150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39306358381503">
                <text:p>0.83930635838150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82080924855491">
                <text:p>0.88208092485549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08670520231214">
                <text:p>0.90867052023121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31791907514451">
                <text:p>0.9317919075144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43352601156069">
                <text:p>0.94335260115606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47976878612717">
                <text:p>0.94797687861271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46820809248555">
                <text:p>0.94682080924855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47976878612717">
                <text:p>0.94797687861271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38728323699422">
                <text:p>0.93872832369942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38728323699422">
                <text:p>0.93872832369942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36416184971098">
                <text:p>0.93641618497109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36416184971098">
                <text:p>0.93641618497109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38728323699422">
                <text:p>0.93872832369942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3757225433526">
                <text:p>0.9375722543352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32947976878613">
                <text:p>0.93294797687861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3757225433526">
                <text:p>0.9375722543352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36416184971098">
                <text:p>0.93641618497109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35260115606936">
                <text:p>0.93526011560693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46820809248555">
                <text:p>0.94682080924855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46820809248555">
                <text:p>0.94682080924855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46820809248555">
                <text:p>0.94682080924855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46820809248555">
                <text:p>0.94682080924855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946820809248555">
                <text:p>0.94682080924855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47976878612717">
                <text:p>0.94797687861271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47976878612717">
                <text:p>0.94797687861271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47976878612717">
                <text:p>0.94797687861271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47976878612717">
                <text:p>0.94797687861271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949132947976879">
                <text:p>0.94913294797687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49132947976879">
                <text:p>0.94913294797687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946820809248555">
                <text:p>0.94682080924855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947976878612717">
                <text:p>0.94797687861271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945664739884393">
                <text:p>0.94566473988439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947976878612717">
                <text:p>0.94797687861271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946820809248555">
                <text:p>0.94682080924855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947976878612717">
                <text:p>0.94797687861271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946820809248555">
                <text:p>0.94682080924855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46820809248555">
                <text:p>0.94682080924855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947976878612717">
                <text:p>0.94797687861271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947976878612717">
                <text:p>0.94797687861271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947976878612717">
                <text:p>0.94797687861271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949132947976879">
                <text:p>0.94913294797687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949132947976879">
                <text:p>0.94913294797687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947976878612717">
                <text:p>0.94797687861271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949132947976879">
                <text:p>0.94913294797687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949132947976879">
                <text:p>0.94913294797687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95028901734104">
                <text:p>0.9502890173410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51445086705202">
                <text:p>0.95144508670520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95028901734104">
                <text:p>0.9502890173410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951445086705202">
                <text:p>0.95144508670520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95028901734104">
                <text:p>0.9502890173410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95028901734104">
                <text:p>0.9502890173410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949132947976879">
                <text:p>0.94913294797687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951445086705202">
                <text:p>0.95144508670520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952601156069364">
                <text:p>0.95260115606936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952601156069364">
                <text:p>0.95260115606936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952601156069364">
                <text:p>0.95260115606936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53757225433526">
                <text:p>0.95375722543352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952601156069364">
                <text:p>0.95260115606936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958381502890173">
                <text:p>0.95838150289017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958381502890173">
                <text:p>0.95838150289017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960693641618497">
                <text:p>0.96069364161849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963005780346821">
                <text:p>0.963005780346821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963005780346821">
                <text:p>0.963005780346821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963005780346821">
                <text:p>0.963005780346821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961849710982659">
                <text:p>0.96184971098265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961849710982659">
                <text:p>0.96184971098265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961849710982659">
                <text:p>0.96184971098265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961849710982659">
                <text:p>0.961849710982659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960693641618497">
                <text:p>0.96069364161849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961849710982659">
                <text:p>0.96184971098265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963005780346821">
                <text:p>0.96300578034682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963005780346821">
                <text:p>0.96300578034682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963005780346821">
                <text:p>0.96300578034682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964161849710983">
                <text:p>0.96416184971098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963005780346821">
                <text:p>0.963005780346821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963005780346821">
                <text:p>0.96300578034682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963005780346821">
                <text:p>0.96300578034682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963005780346821">
                <text:p>0.96300578034682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963005780346821">
                <text:p>0.96300578034682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963005780346821">
                <text:p>0.963005780346821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963005780346821">
                <text:p>0.96300578034682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963005780346821">
                <text:p>0.963005780346821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963005780346821">
                <text:p>0.963005780346821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963005780346821">
                <text:p>0.96300578034682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963005780346821">
                <text:p>0.96300578034682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963005780346821">
                <text:p>0.96300578034682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63005780346821">
                <text:p>0.963005780346821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963005780346821">
                <text:p>0.96300578034682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963005780346821">
                <text:p>0.963005780346821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963005780346821">
                <text:p>0.963005780346821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964161849710983">
                <text:p>0.964161849710983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964161849710983">
                <text:p>0.96416184971098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963005780346821">
                <text:p>0.963005780346821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963005780346821">
                <text:p>0.963005780346821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964161849710983">
                <text:p>0.964161849710983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964161849710983">
                <text:p>0.9641618497109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ff8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bar" chart:style-name="ch1">
        <chart:title svg:x="3.567cm" svg:y="0.316cm" chart:style-name="ch2">
          <text:p>LOF Outlier Detection For Phishing Majority</text:p>
        </chart:title>
        <chart:plot-area chart:style-name="ch3" svg:x="1.331cm" svg:y="1.275cm" svg:width="14.349cm" svg:height="6.564cm">
          <chart:coordinate-region svg:x="2.94cm" svg:y="1.474cm" svg:width="12.74cm" svg:height="5.563cm"/>
          <chart:axis chart:dimension="x" chart:name="primary-x" chart:style-name="ch4" chartooo:axis-type="auto">
            <chartooo:date-scale/>
            <chart:title svg:x="7.724cm" svg:y="8.019cm" chart:style-name="ch2">
              <text:p><text:span text:style-name="T1">Neighbors</text:span></text:p>
            </chart:title>
            <chart:categories table:cell-range-address="lof_phishing_majority.A2:lof_phishing_majority.A100"/>
          </chart:axis>
          <chart:axis chart:dimension="y" chart:name="primary-y" chart:style-name="ch5">
            <chart:title svg:x="0.451cm" svg:y="7.296cm" chart:style-name="ch6">
              <text:p><text:span text:style-name="T1">Percent of Outliers Correctly Identified</text:span></text:p>
            </chart:title>
            <chart:grid chart:style-name="ch7" chart:class="major"/>
          </chart:axis>
          <chart:series chart:style-name="ch8" chart:values-cell-range-address="lof_phishing_majority.G2:lof_phishing_majority.G100" chart:label-cell-address="lof_phishing_majority.G1:lof_phishing_majority.G1" chart:class="chart:bar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tlier detection ratio</text:p>
                <draw:g>
                  <svg:desc>lof_phishing_majority.G1:lof_phishing_majority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of_phishing_majority.A2:lof_phishing_majority.A100</svg:desc>
                </draw:g>
              </table:table-cell>
              <table:table-cell office:value-type="float" office:value="0.48">
                <text:p>0.48</text:p>
                <draw:g>
                  <svg:desc>lof_phishing_majority.G2:lof_phishing_majority.G10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stroke="none" draw:fill-color="#ff8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bar" chart:style-name="ch1">
        <chart:title svg:x="1.917cm" svg:y="0.316cm" chart:style-name="ch2">
          <text:p>LOF Outlier and Non-Outlier Detection For Phishing Majority</text:p>
        </chart:title>
        <chart:legend chart:legend-position="end" svg:x="13.562cm" svg:y="3.952cm" style:legend-expansion="high" chart:style-name="ch3"/>
        <chart:plot-area chart:style-name="ch4" svg:x="1.331cm" svg:y="1.275cm" svg:width="11.911cm" svg:height="6.564cm">
          <chart:coordinate-region svg:x="2.94cm" svg:y="1.474cm" svg:width="10.302cm" svg:height="5.563cm"/>
          <chart:axis chart:dimension="x" chart:name="primary-x" chart:style-name="ch5" chartooo:axis-type="auto">
            <chartooo:date-scale/>
            <chart:title svg:x="6.505cm" svg:y="8.019cm" chart:style-name="ch2">
              <text:p><text:span text:style-name="T1">Neighbors</text:span></text:p>
            </chart:title>
            <chart:categories table:cell-range-address="lof_phishing_majority.A2:lof_phishing_majority.A100"/>
          </chart:axis>
          <chart:axis chart:dimension="y" chart:name="primary-y" chart:style-name="ch6">
            <chart:title svg:x="0.451cm" svg:y="7.244cm" chart:style-name="ch7">
              <text:p><text:span text:style-name="T1">Percent of Entries Correctly Identified</text:span></text:p>
            </chart:title>
            <chart:grid chart:style-name="ch8" chart:class="major"/>
          </chart:axis>
          <chart:series chart:style-name="ch9" chart:values-cell-range-address="lof_phishing_majority.F2:lof_phishing_majority.F100" loext:label-string="nonoutliers" chart:class="chart:bar">
            <chart:data-point chart:repeated="99"/>
          </chart:series>
          <chart:series chart:style-name="ch10" chart:values-cell-range-address="lof_phishing_majority.G2:lof_phishing_majority.G100" loext:label-string="outliers" chart:class="chart:bar">
            <chart:data-point chart:repeated="9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outliers</text:p>
              </table:table-cell>
              <table:table-cell office:value-type="string">
                <text:p>outliers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of_phishing_majority.A2:lof_phishing_majority.A100</svg:desc>
                </draw:g>
              </table:table-cell>
              <table:table-cell office:value-type="float" office:value="0.780346820809249">
                <text:p>0.780346820809249</text:p>
                <draw:g>
                  <svg:desc>lof_phishing_majority.F2:lof_phishing_majority.F100</svg:desc>
                </draw:g>
              </table:table-cell>
              <table:table-cell office:value-type="float" office:value="0.48">
                <text:p>0.48</text:p>
                <draw:g>
                  <svg:desc>lof_phishing_majority.G2:lof_phishing_majority.G10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810404624277457">
                <text:p>0.810404624277457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839306358381503">
                <text:p>0.839306358381503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39306358381503">
                <text:p>0.839306358381503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82080924855491">
                <text:p>0.882080924855491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08670520231214">
                <text:p>0.90867052023121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31791907514451">
                <text:p>0.931791907514451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43352601156069">
                <text:p>0.943352601156069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47976878612717">
                <text:p>0.947976878612717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46820809248555">
                <text:p>0.94682080924855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47976878612717">
                <text:p>0.947976878612717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38728323699422">
                <text:p>0.938728323699422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38728323699422">
                <text:p>0.938728323699422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36416184971098">
                <text:p>0.936416184971098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36416184971098">
                <text:p>0.936416184971098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38728323699422">
                <text:p>0.938728323699422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3757225433526">
                <text:p>0.93757225433526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32947976878613">
                <text:p>0.932947976878613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3757225433526">
                <text:p>0.93757225433526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36416184971098">
                <text:p>0.936416184971098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35260115606936">
                <text:p>0.935260115606936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46820809248555">
                <text:p>0.946820809248555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46820809248555">
                <text:p>0.946820809248555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46820809248555">
                <text:p>0.946820809248555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46820809248555">
                <text:p>0.946820809248555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946820809248555">
                <text:p>0.946820809248555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47976878612717">
                <text:p>0.947976878612717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47976878612717">
                <text:p>0.947976878612717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47976878612717">
                <text:p>0.947976878612717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47976878612717">
                <text:p>0.947976878612717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949132947976879">
                <text:p>0.949132947976879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49132947976879">
                <text:p>0.949132947976879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946820809248555">
                <text:p>0.946820809248555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947976878612717">
                <text:p>0.947976878612717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945664739884393">
                <text:p>0.94566473988439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947976878612717">
                <text:p>0.947976878612717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946820809248555">
                <text:p>0.946820809248555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947976878612717">
                <text:p>0.947976878612717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946820809248555">
                <text:p>0.946820809248555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46820809248555">
                <text:p>0.946820809248555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947976878612717">
                <text:p>0.947976878612717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947976878612717">
                <text:p>0.947976878612717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947976878612717">
                <text:p>0.947976878612717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949132947976879">
                <text:p>0.949132947976879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949132947976879">
                <text:p>0.949132947976879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947976878612717">
                <text:p>0.947976878612717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949132947976879">
                <text:p>0.949132947976879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949132947976879">
                <text:p>0.949132947976879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95028901734104">
                <text:p>0.95028901734104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51445086705202">
                <text:p>0.95144508670520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95028901734104">
                <text:p>0.95028901734104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951445086705202">
                <text:p>0.95144508670520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95028901734104">
                <text:p>0.95028901734104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95028901734104">
                <text:p>0.95028901734104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949132947976879">
                <text:p>0.949132947976879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951445086705202">
                <text:p>0.95144508670520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952601156069364">
                <text:p>0.952601156069364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952601156069364">
                <text:p>0.95260115606936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952601156069364">
                <text:p>0.95260115606936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53757225433526">
                <text:p>0.95375722543352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952601156069364">
                <text:p>0.95260115606936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958381502890173">
                <text:p>0.95838150289017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958381502890173">
                <text:p>0.95838150289017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960693641618497">
                <text:p>0.96069364161849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963005780346821">
                <text:p>0.96300578034682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963005780346821">
                <text:p>0.96300578034682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963005780346821">
                <text:p>0.96300578034682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961849710982659">
                <text:p>0.96184971098265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961849710982659">
                <text:p>0.96184971098265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961849710982659">
                <text:p>0.96184971098265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961849710982659">
                <text:p>0.96184971098265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960693641618497">
                <text:p>0.96069364161849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961849710982659">
                <text:p>0.96184971098265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963005780346821">
                <text:p>0.96300578034682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963005780346821">
                <text:p>0.96300578034682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963005780346821">
                <text:p>0.96300578034682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964161849710983">
                <text:p>0.96416184971098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963005780346821">
                <text:p>0.96300578034682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963005780346821">
                <text:p>0.96300578034682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963005780346821">
                <text:p>0.96300578034682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963005780346821">
                <text:p>0.96300578034682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963005780346821">
                <text:p>0.96300578034682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963005780346821">
                <text:p>0.96300578034682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963005780346821">
                <text:p>0.96300578034682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963005780346821">
                <text:p>0.96300578034682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963005780346821">
                <text:p>0.96300578034682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963005780346821">
                <text:p>0.96300578034682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963005780346821">
                <text:p>0.96300578034682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963005780346821">
                <text:p>0.96300578034682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63005780346821">
                <text:p>0.96300578034682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963005780346821">
                <text:p>0.96300578034682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963005780346821">
                <text:p>0.96300578034682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963005780346821">
                <text:p>0.96300578034682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964161849710983">
                <text:p>0.96416184971098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964161849710983">
                <text:p>0.96416184971098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963005780346821">
                <text:p>0.96300578034682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963005780346821">
                <text:p>0.96300578034682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964161849710983">
                <text:p>0.96416184971098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964161849710983">
                <text:p>0.964161849710983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